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05a9" officeooo:paragraph-rsid="001605a9"/>
    </style:style>
    <style:style style:name="P2" style:family="paragraph" style:parent-style-name="Text_20_body">
      <style:paragraph-properties fo:padding="0.049cm" fo:border="0.06pt solid #e3e3e3"/>
    </style:style>
    <style:style style:name="P3" style:family="paragraph" style:parent-style-name="Text_20_body" style:list-style-name="L1"/>
    <style:style style:name="T1" style:family="text">
      <style:text-properties officeooo:rsid="001605a9"/>
    </style:style>
    <style:style style:name="T2"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VISÃO GERAL:</text:p>
      <text:p text:style-name="Text_20_body">Cenário: Você é Engenheiro de Dados em uma empresa de comércio eletrônico. Sua empresa concluiu a configuração de um Data Warehouse. Agora você tem a responsabilidade de projetar um painel de relatórios que reflita as principais Métricas de negócios. </text:p>
      <text:p text:style-name="Text_20_body">Essa tarefa pode ser concluída usando <text:span text:style-name="Strong_20_Emphasis">uma</text:span> das duas opções a seguir: </text:p>
      <text:list xml:id="list794230194" text:style-name="L1">
        <text:list-item>
          <text:p text:style-name="P3">Parte A: IBM Cognos Analytics (ou)</text:p>
        </text:list-item>
        <text:list-item>
          <text:p text:style-name="P3">Parte B: Google Looker Studio</text:p>
        </text:list-item>
      </text:list>
      <text:p text:style-name="Text_20_body">Você realizará alguns exercícios com várias tarefas. Mas, antes de prosseguir com a tarefa, certifique-se de que tem acesso ao IBM Cognos Analytics (ou) ao Google Looker Studio. Assim que tiver acesso a um desses aplicativos, faça o download dos dados no link fornecido. </text:p>
      <text:p text:style-name="Text_20_body">O primeiro exercício requer que você carregue os dados do Arquivo CSV baixado em uma tabela e, em seguida, liste as dez primeiras linhas da tabela. No segundo exercício, você criará uma fonte de dados no IBM Cognos Analytics (ou no Google Looker Studio). No exercício final, você criará um painel executando tarefas como a criação de um Gráfico de barras das vendas trimestrais de telefones celulares, um Gráfico de pizza das vendas de produtos eletrônicos por categoria e um Gráfico de linha das vendas totais por mês em um determinado ano. Depois de concluir cada tarefa, faça uma captura de tela do comando usado e do resultado obtido. Além disso, dê um nome a cada captura de tela. Boa sorte e vamos começar!</text:p>
      <text:p text:style-name="Text_20_body"/>
      <text:p text:style-name="P2"><text:span text:style-name="Strong_20_Emphasis"><text:span text:style-name="T2">Criação de Painel Parte B: Google Looker Studio</text:span></text:span> <text:span text:style-name="Strong_20_Emphasis"><text:span text:style-name="T2">Tempo estimado necessário: 30 minutos.</text:span></text:span></text:p>
      <text:p text:style-name="P2"><text:span text:style-name="Strong_20_Emphasis"><text:span text:style-name="T2">Cenário</text:span></text:span> Você é um engenheiro de dados em uma empresa de e-commerce. Sua empresa terminou de configurar um data warehouse. Agora você foi designado para projetar um painel de relatórios que reflita as principais métricas do negócio.</text:p>
      <text:p text:style-name="P2"><text:span text:style-name="Strong_20_Emphasis"><text:span text:style-name="T2">Objetivos</text:span></text:span> Nesta tarefa, você irá:</text:p>
      <text:p text:style-name="P2">Criar um painel usando o Google Looker Studio.</text:p>
      <text:p text:style-name="P2"><text:span text:style-name="Strong_20_Emphasis"><text:span text:style-name="T2">Software Necessário</text:span></text:span> Google Looker Studio</text:p>
      <text:p text:style-name="P2"><text:span text:style-name="Strong_20_Emphasis"><text:span text:style-name="T2">Nota - Capturas de Tela</text:span></text:span> Durante este laboratório, você será solicitado a tirar capturas de tela e salvá-las em seu próprio dispositivo. Você precisará dessas capturas de tela para responder a perguntas de quizzes avaliados ou para fazer upload como sua submissão para revisão por pares no final deste curso. Você pode usar várias ferramentas gratuitas de captura de tela para fazer isso ou usar as teclas de atalho do seu sistema operacional (por exemplo, Alt+PrintScreen no Windows).</text:p>
      <text:p text:style-name="P2"><text:span text:style-name="Strong_20_Emphasis"><text:span text:style-name="T2">Pré-requisitos</text:span></text:span> A versão gratuita do Google Looker Studio é necessária para fazer este laboratório, então presume-se que você já trabalhou com ela. Se você quiser revisar os conceitos básicos de uso do Google Looker Studio, é recomendado que complete os seguintes laboratórios:</text:p>
      <text:p text:style-name="P2">Introdução ao Google Looker Studio</text:p>
      <text:p text:style-name="P2">Criando e Configurando Visualizações em Relatórios com Google Looker Studio</text:p>
      <text:p text:style-name="P2"><text:span text:style-name="Strong_20_Emphasis"><text:span text:style-name="T2">Configuração do Ambiente</text:span></text:span> Antes de prosseguir com a tarefa:</text:p>
      <text:p text:style-name="P2"><text:soft-page-break/>Baixe os dados deste link: <text:a xlink:type="simple" xlink:href="https://cf-courses-data.s3.us.cloud-object-storage.appdomain.cloud/IBM-DB0321EN-SkillsNetwork/analytics/ecommerce.csv" text:style-name="Internet_20_link" text:visited-style-name="Visited_20_Internet_20_Link"><text:span text:style-name="T1">data</text:span></text:a></text:p>
      <text:p text:style-name="P2"><text:span text:style-name="Strong_20_Emphasis"><text:span text:style-name="T2">Exercício 1 - Carregar dados no Google Looker Studio</text:span></text:span> Para completar as Tarefas 1-3 abaixo, você deve fazer upload do arquivo CSV no Google Looker Studio.</text:p>
      <text:p text:style-name="P2"><text:span text:style-name="Strong_20_Emphasis"><text:span text:style-name="T2">Tarefa 1 - Importar dados</text:span></text:span> Faça upload do arquivo CSV baixado ecommerce.csv para o Google Looker Studio e tire uma captura de tela do carregamento bem-sucedido do arquivo CSV.</text:p>
      <text:p text:style-name="P2">Nomeie a captura de tela como dataimport.jpg. (as imagens podem ser salvas com a extensão .jpg ou .png)</text:p>
      <text:p text:style-name="P2"><text:span text:style-name="Strong_20_Emphasis"><text:span text:style-name="T2">Tarefa 2 - Listar as primeiras 10 linhas</text:span></text:span> Liste as primeiras 10 linhas da tabela e tire uma captura de tela do resultado.</text:p>
      <text:p text:style-name="P2">Nomeie a captura de tela como first10rows.jpg. (as imagens podem ser salvas com a extensão .jpg ou .png)</text:p>
      <text:p text:style-name="P2"><text:span text:style-name="Strong_20_Emphasis"><text:span text:style-name="T2">Exercício 2 - Acessando a Fonte de Dados no Google Looker Studio</text:span></text:span> <text:span text:style-name="Strong_20_Emphasis"><text:span text:style-name="T2">Tarefa 3 - Criar uma fonte de dados</text:span></text:span> Tire uma captura de tela da fonte de dados criada no Google Looker Studio.</text:p>
      <text:p text:style-name="P2">Nomeie a captura de tela como datasource.jpg. (as imagens podem ser salvas com a extensão .jpg ou .png)</text:p>
      <text:p text:style-name="P2"><text:span text:style-name="Strong_20_Emphasis"><text:span text:style-name="T2">Exercício 3 - Criar um painel</text:span></text:span> <text:span text:style-name="Strong_20_Emphasis"><text:span text:style-name="T2">Tarefa 4 - Criar um gráfico de linha</text:span></text:span> Crie um gráfico de linha das vendas totais mensais para o ano de 2020.</text:p>
      <text:p text:style-name="P2">Tire uma captura de tela do gráfico de linha que você criou.</text:p>
      <text:p text:style-name="P2">Nomeie a captura de tela como linechart.jpg. (as imagens podem ser salvas com a extensão .jpg ou .png)</text:p>
      <text:p text:style-name="P2"><text:span text:style-name="Strong_20_Emphasis"><text:span text:style-name="T2">Tarefa 5 - Criar um gráfico de pizza</text:span></text:span> Crie um gráfico de pizza das vendas totais por categoria.</text:p>
      <text:p text:style-name="P2">Tire uma captura de tela do gráfico de pizza que você criou.</text:p>
      <text:p text:style-name="P2">Nomeie a captura de tela como piechart.jpg. (as imagens podem ser salvas com a extensão .jpg ou .png)</text:p>
      <text:p text:style-name="P2"><text:span text:style-name="Strong_20_Emphasis"><text:span text:style-name="T2">Tarefa 6 - Criar um gráfico de barras</text:span></text:span> Crie um gráfico de barras das vendas trimestrais de telefones móveis.</text:p>
      <text:p text:style-name="P2">Tire uma captura de tela do gráfico de barras que você criou.</text:p>
      <text:p text:style-name="P2">Nomeie a captura de tela como barchart.jpg. (as imagens podem ser salvas com a extensão .jpg ou .png)</text:p>
      <text:p text:style-name="P2"><text:span text:style-name="Strong_20_Emphasis"><text:span text:style-name="T2">Fim da tarefa</text:span></text:span></text:p>
      <text:p text:style-name="Text_20_body"/>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1:51:31.952618781</meta:creation-date>
    <meta:editing-duration>PT2M57S</meta:editing-duration>
    <meta:editing-cycles>2</meta:editing-cycles>
    <meta:generator>LibreOffice/7.3.7.2$Linux_X86_64 LibreOffice_project/30$Build-2</meta:generator>
    <dc:date>2024-05-20T12:11:57.897549219</dc:date>
    <meta:document-statistic meta:table-count="0" meta:image-count="0" meta:object-count="0" meta:page-count="2" meta:paragraph-count="36" meta:word-count="776" meta:character-count="4545" meta:non-whitespace-character-count="3801"/>
  </office:meta>
</office:document-meta>
</file>